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47b1" officeooo:paragraph-rsid="001a47b1" style:language-asian="zh" style:country-asian="CN"/>
    </style:style>
    <style:style style:name="P2" style:family="paragraph" style:parent-style-name="Standard">
      <style:text-properties fo:font-size="15pt" fo:font-weight="bold" officeooo:rsid="001a47b1" officeooo:paragraph-rsid="001a47b1" style:font-size-asian="15pt" style:language-asian="zh" style:country-asian="CN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c24b1" officeooo:paragraph-rsid="001c24b1" style:font-size-asian="15pt" style:language-asian="zh" style:country-asian="CN" style:font-weight-asian="bold" style:font-size-complex="15pt" style:font-weight-complex="bold"/>
    </style:style>
    <style:style style:name="P4" style:family="paragraph" style:parent-style-name="Standard">
      <style:text-properties fo:font-size="16pt" fo:font-weight="bold" officeooo:rsid="001a47b1" officeooo:paragraph-rsid="001a47b1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40e2" officeooo:paragraph-rsid="001d40e2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fo:font-size="17.1000003814697pt" fo:font-weight="bold" officeooo:rsid="001d40e2" officeooo:paragraph-rsid="001d40e2" style:font-size-asian="15pt" style:language-asian="zh" style:country-asian="CN" style:font-weight-asian="bold" style:font-size-complex="17.1000003814697pt" style:font-weight-complex="bold"/>
    </style:style>
    <style:style style:name="P7" style:family="paragraph" style:parent-style-name="Standard">
      <style:text-properties fo:font-size="17.1000003814697pt" fo:font-weight="bold" officeooo:rsid="001ec315" officeooo:paragraph-rsid="001ec315" style:font-size-asian="15pt" style:language-asian="zh" style:country-asian="CN" style:font-weight-asian="bold" style:font-size-complex="17.1000003814697pt" style:font-weight-complex="bold"/>
    </style:style>
    <style:style style:name="P8" style:family="paragraph" style:parent-style-name="Standard">
      <style:text-properties fo:font-size="17.1000003814697pt" fo:font-weight="normal" officeooo:rsid="001d40e2" officeooo:paragraph-rsid="001d40e2" style:font-size-asian="15pt" style:language-asian="zh" style:country-asian="CN" style:font-weight-asian="normal" style:font-size-complex="17.1000003814697pt" style:font-weight-complex="normal"/>
    </style:style>
    <style:style style:name="P9" style:family="paragraph" style:parent-style-name="Standard">
      <style:text-properties fo:font-size="17.1000003814697pt" fo:font-weight="normal" officeooo:rsid="001ec315" officeooo:paragraph-rsid="001ec315" style:font-size-asian="15pt" style:language-asian="zh" style:country-asian="CN" style:font-weight-asian="normal" style:font-size-complex="17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803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1f803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，文件的判断功能</text:p>
      <text:p text:style-name="P1"><text:s text:c="17"/><text:span text:style-name="T3"><text:s text:c="2"/>File file=new File("F:/a.java");</text:span></text:p>
      <text:p text:style-name="P2"><text:tab/><text:tab/>file.createNewFile();</text:p>
      <text:p text:style-name="P2"><text:tab/><text:tab/>System.out.println("判断文件是否存在"+<text:span text:style-name="T4">file.exists())</text:span>;</text:p>
      <text:p text:style-name="P2"><text:tab/><text:tab/>System.out.println("判断是否是文件"+<text:span text:style-name="T4">file.isFile())</text:span>;</text:p>
      <text:p text:style-name="P2"><text:tab/><text:tab/>System.out.println("判断是否是目录"+<text:span text:style-name="T4">file.isDirectory())</text:span>;</text:p>
      <text:p text:style-name="P2"><text:tab/><text:tab/>System.out.println("判断文件是否是绝对路径"+file.isAbsolute());</text:p>
      <text:p text:style-name="P2"><text:tab/><text:tab/>System.out.println("判断文件是否可读"+<text:span text:style-name="T4">file.canRead())</text:span>;</text:p>
      <text:p text:style-name="P2"><text:tab/><text:tab/>System.out.println("判断文件是否可写"+<text:span text:style-name="T4">file.canWrite())</text:span>;</text:p>
      <text:p text:style-name="P2"><text:tab/><text:tab/>System.out.println("判断文件是否隐藏"+<text:span text:style-name="T4">file.isHidden())</text:span>;</text:p>
      <text:p text:style-name="P3">2,文件的获取</text:p>
      <text:p text:style-name="P8">File file=new File("a.txt");</text:p>
      <text:p text:style-name="P8"><text:tab/><text:tab/><text:span text:style-name="T1">//获得文件的绝对路径</text:span><text:span text:style-name="T5">getAbsolutePath()</text:span></text:p>
      <text:p text:style-name="P8"><text:tab/><text:tab/>String apath=file.getAbsolutePath();</text:p>
      <text:p text:style-name="P8"><text:tab/><text:tab/>System.out.println(apath);</text:p>
      <text:p text:style-name="P8"><text:tab/><text:tab/><text:span text:style-name="T1">//获得文件的相对路径</text:span><text:span text:style-name="T5">getPath()</text:span></text:p>
      <text:p text:style-name="P8"><text:tab/><text:tab/>String path=file.getPath();</text:p>
      <text:p text:style-name="P8"><text:tab/><text:tab/>System.out.println(path);</text:p>
      <text:p text:style-name="P8"><text:tab/><text:tab/><text:span text:style-name="T1">//获得文件名包含后缀，</text:span><text:span text:style-name="T5">getName()</text:span></text:p>
      <text:p text:style-name="P8"><text:tab/><text:tab/>String name=file.getName();</text:p>
      <text:p text:style-name="P8"><text:tab/><text:tab/>System.out.println(name);</text:p>
      <text:p text:style-name="P8"><text:tab/><text:tab/>/<text:span text:style-name="T1">/获得文件的大小</text:span><text:span text:style-name="T6">length</text:span><text:span text:style-name="T1">，单位字节1Tb=1024GB=1024*1024MB </text:span></text:p>
      <text:p text:style-name="P8"><text:tab/><text:tab/>long length=file.length();</text:p>
      <text:p text:style-name="P8"><text:tab/><text:tab/>System.out.println(length);</text:p>
      <text:p text:style-name="P8"><text:tab/><text:tab/><text:span text:style-name="T1">//获得文件最后的修改时间</text:span></text:p>
      <text:p text:style-name="P6"><text:tab/><text:tab/>long time=file.<text:span text:style-name="T4">lastModified();</text:span></text:p>
      <text:p text:style-name="P8"><text:tab/><text:tab/>SimpleDateFormat sdf=new SimpleDateFormat("yyyy-MM-dd HH:mm:ss");</text:p>
      <text:p text:style-name="P8"><text:tab/><text:tab/>Date date=new Date(time);</text:p>
      <text:p text:style-name="P8"><text:tab/><text:tab/>String timestr=sdf.format(date);</text:p>
      <text:p text:style-name="P8"><text:tab/><text:tab/>System.out.println(timestr);</text:p>
      <text:p text:style-name="P5">3,目录的子文件获取</text:p>
      <text:p text:style-name="P7">//获得系统的根目录</text:p>
      <text:p text:style-name="P9"><text:tab/><text:tab/>File[] file= <text:span text:style-name="T5">File.listRoots();</text:span></text:p>
      <text:p text:style-name="P9"><text:tab/><text:tab/>for(File f:file){</text:p>
      <text:p text:style-name="P9"><text:tab/><text:tab/><text:tab/>System.out.println(f);</text:p>
      <text:p text:style-name="P9"><text:soft-page-break/><text:tab/><text:tab/>}</text:p>
      <text:p text:style-name="P9"><text:tab/><text:tab/>//定义一个文件对象</text:p>
      <text:p text:style-name="P9"><text:tab/><text:tab/>File file1=new File("F:/wood练习");</text:p>
      <text:p text:style-name="P9"><text:tab/><text:tab/><text:span text:style-name="T1">//获得指定目录下的所有子文件</text:span></text:p>
      <text:p text:style-name="P9"><text:tab/><text:tab/>File[] fil=file1.<text:span text:style-name="T5">listFiles();</text:span></text:p>
      <text:p text:style-name="P9"><text:tab/><text:tab/>for(File e:fil){</text:p>
      <text:p text:style-name="P9"><text:tab/><text:tab/><text:tab/>System.out.println(e);</text:p>
      <text:p text:style-name="P9"><text:tab/><text:tab/>}</text:p>
      <text:p text:style-name="P9"><text:tab/><text:tab/><text:span text:style-name="T8">//获得指定目录下的所有子文件的名字</text:span></text:p>
      <text:p text:style-name="P9"><text:tab/><text:tab/>String[] name=<text:span text:style-name="T5">file1.list();</text:span></text:p>
      <text:p text:style-name="P9"><text:tab/><text:tab/>for(String ne:name){</text:p>
      <text:p text:style-name="P9"><text:tab/><text:tab/><text:tab/>System.out.println(ne);</text:p>
      <text:p text:style-name="P9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8S</meta:editing-duration>
    <meta:editing-cycles>5</meta:editing-cycles>
    <meta:generator>LibreOffice/5.3.0.3$Windows_X86_64 LibreOffice_project/7074905676c47b82bbcfbea1aeefc84afe1c50e1</meta:generator>
    <dc:date>2017-12-27T15:18:50.507000000</dc:date>
    <meta:document-statistic meta:table-count="0" meta:image-count="0" meta:object-count="0" meta:page-count="2" meta:paragraph-count="48" meta:word-count="261" meta:character-count="1362" meta:non-whitespace-character-count="1231"/>
    <meta:user-defined meta:name="Info 1"/>
    <meta:user-defined meta:name="Info 2"/>
    <meta:user-defined meta:name="Info 3"/>
    <meta:user-defined meta:name="Info 4"/>
  </office:meta>
</office:document-meta>
</file>